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margin-left="0in" fo:margin-right="0in" fo:text-align="center" style:justify-single-word="false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孙悟空的爱情观</text:p>
      <text:p text:style-name="Standard">经过我的考证，花果山的母猴是孙悟空的初恋。她是一只马猴，因而长了一张马脸。可以推测，正是基于此故，吴承恩先生未将该事列入孙悟空的正史之中。古代中国有一部最可怕的法，已上升到道德层次，那时称为诛心，现在叫做思想犯罪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2in" fo:margin-bottom="0.2in" fo:text-indent="0.3201in" style:auto-text-indent="false" style:page-number="auto" fo:background-color="transparent" style:shadow="none">
        <style:tab-stops/>
        <style:background-image/>
      </style:paragraph-properties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" style:family="paragraph" style:parent-style-name="Contents_20_3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xiaoranzzz</meta:initial-creator>
    <meta:creation-date>2009-11-28T04:23:47</meta:creation-date>
    <dc:creator>xiaoranzzz</dc:creator>
    <dc:date>2009-11-28T04:58:10</dc:date>
    <meta:editing-cycles>1</meta:editing-cycles>
    <meta:editing-duration>PT2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64" meta:character-count="114"/>
  </office:meta>
</office:document-meta>
</file>